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sPreferencePage.init( IWorkbench theWorkbe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PreferencePage.createFieldEdi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ntainersPreferencePage.ContainersPreferenc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